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break-before="page"/>
      <style:text-properties officeooo:paragraph-rsid="00128c86"/>
    </style:style>
    <style:style style:name="P2" style:family="paragraph" style:parent-style-name="Heading_20_2">
      <style:text-properties officeooo:paragraph-rsid="00128c86"/>
    </style:style>
    <style:style style:name="P3" style:family="paragraph" style:parent-style-name="Standard">
      <style:text-properties officeooo:paragraph-rsid="00128c86"/>
    </style:style>
    <style:style style:name="P4" style:family="paragraph" style:parent-style-name="Heading_20_2">
      <style:text-properties officeooo:rsid="0039867e" officeooo:paragraph-rsid="00128c86"/>
    </style:style>
    <style:style style:name="P5" style:family="paragraph" style:parent-style-name="Standard">
      <style:text-properties officeooo:paragraph-rsid="0018a09b"/>
    </style:style>
    <style:style style:name="P6" style:family="paragraph" style:parent-style-name="Standard">
      <style:text-properties officeooo:rsid="0037a17f" officeooo:paragraph-rsid="00128c86"/>
    </style:style>
    <style:style style:name="P7" style:family="paragraph" style:parent-style-name="Standard">
      <style:text-properties officeooo:rsid="00146442" officeooo:paragraph-rsid="00146442"/>
    </style:style>
    <style:style style:name="P8" style:family="paragraph" style:parent-style-name="Standard">
      <style:text-properties officeooo:rsid="0015280f" officeooo:paragraph-rsid="0015280f"/>
    </style:style>
    <style:style style:name="P9" style:family="paragraph" style:parent-style-name="Standard">
      <style:text-properties officeooo:rsid="0015280f" officeooo:paragraph-rsid="00175cd6"/>
    </style:style>
    <style:style style:name="P10" style:family="paragraph" style:parent-style-name="Standard">
      <style:text-properties officeooo:paragraph-rsid="0015280f"/>
    </style:style>
    <style:style style:name="P11" style:family="paragraph" style:parent-style-name="Standard">
      <style:text-properties officeooo:rsid="0018a09b" officeooo:paragraph-rsid="0018a09b"/>
    </style:style>
    <style:style style:name="P12" style:family="paragraph" style:parent-style-name="Standard">
      <style:text-properties officeooo:rsid="0018b425" officeooo:paragraph-rsid="0018b425"/>
    </style:style>
    <style:style style:name="P13" style:family="paragraph" style:parent-style-name="Heading_20_1">
      <style:paragraph-properties fo:break-before="page"/>
      <style:text-properties officeooo:paragraph-rsid="00128c86"/>
    </style:style>
    <style:style style:name="P14" style:family="paragraph" style:parent-style-name="Heading_20_1">
      <style:paragraph-properties fo:break-before="page"/>
    </style:style>
    <style:style style:name="P15" style:family="paragraph" style:parent-style-name="Heading_20_2">
      <style:text-properties officeooo:rsid="0018a09b"/>
    </style:style>
    <style:style style:name="P16" style:family="paragraph" style:parent-style-name="Heading_20_2">
      <style:paragraph-properties fo:break-before="page"/>
      <style:text-properties officeooo:paragraph-rsid="001aa629"/>
    </style:style>
    <style:style style:name="P17" style:family="paragraph" style:parent-style-name="Heading_20_3">
      <style:text-properties officeooo:paragraph-rsid="00128c86"/>
    </style:style>
    <style:style style:name="P18" style:family="paragraph" style:parent-style-name="Heading_20_3">
      <style:text-properties officeooo:paragraph-rsid="0018a09b"/>
    </style:style>
    <style:style style:name="P19" style:family="paragraph" style:parent-style-name="Heading_20_3">
      <style:text-properties officeooo:rsid="0018b425" officeooo:paragraph-rsid="0018b425"/>
    </style:style>
    <style:style style:name="P20" style:family="paragraph" style:parent-style-name="Heading_20_3">
      <style:text-properties officeooo:paragraph-rsid="001aa629"/>
    </style:style>
    <style:style style:name="P21" style:family="paragraph" style:parent-style-name="Standard">
      <style:text-properties officeooo:rsid="0018a09b" officeooo:paragraph-rsid="001aa629"/>
    </style:style>
    <style:style style:name="P22" style:family="paragraph" style:parent-style-name="Standard">
      <style:text-properties officeooo:paragraph-rsid="001aa629"/>
    </style:style>
    <style:style style:name="T1" style:family="text">
      <style:text-properties officeooo:rsid="00146442"/>
    </style:style>
    <style:style style:name="T2" style:family="text">
      <style:text-properties officeooo:rsid="0015280f"/>
    </style:style>
    <style:style style:name="T3" style:family="text">
      <style:text-properties style:text-underline-style="none" officeooo:rsid="0015280f"/>
    </style:style>
    <style:style style:name="T4" style:family="text">
      <style:text-properties officeooo:rsid="0016cc1e"/>
    </style:style>
    <style:style style:name="T5" style:family="text">
      <style:text-properties officeooo:rsid="0017457d"/>
    </style:style>
    <style:style style:name="T6" style:family="text">
      <style:text-properties officeooo:rsid="00175cd6"/>
    </style:style>
    <style:style style:name="T7" style:family="text">
      <style:text-properties officeooo:rsid="0018a09b"/>
    </style:style>
    <style:style style:name="T8" style:family="text">
      <style:text-properties officeooo:rsid="001aa6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lentproben</text:p>
      <text:p text:style-name="P6">Immer sich den Spielercharakteren eine Herausforderungen stellt, müssen die Spieler eine Talentprobe ausführen. Diese sind das am häufigste eingesetzte Spielelement und haben einen maßgeblichen Einfluss auf die Entwicklung der Geschichte.</text:p>
      <text:p text:style-name="P2">Probe</text:p>
      <text:p text:style-name="P3">Sobald eine Probe ausgeführt werden soll, sagt der Spielmeister dies an. Dazu wählt dieser zunächst ein Talent aus, welches bestmöglich zur Herausforderung passt. </text:p>
      <text:p text:style-name="P3">Außerdem entscheidet der Spielmeister im Geheimen, wie hoch das Probenergebnis für einen Erfolgswert sein muss. Die Spieler versuchen, diesen Erfolgswert während der Probe zu übertreffen.</text:p>
      <text:h text:style-name="P17" text:outline-level="3">Erfolgswert</text:h>
      <text:p text:style-name="P3">Der Erfolgswert ist der minimale Wert für einen Erfolg, welcher vom Spielmeister festgelegt wird. Je höher dieser ist, desto schwerer ist die Probe. Der Erfolgswert wird nicht offen kommuniziert, sodass die Spieler nicht unbedingt wissen, welches Ergebnis sich überbieten müssen.</text:p>
      <text:h text:style-name="P17" text:outline-level="3">Würfelwurf</text:h>
      <text:p text:style-name="P3">Sobald das Talent angesagt wurde und der Spielmeister ein Erfolgswert für sich festgelegt hat, würfelt der Spieler die Talentprobe. </text:p>
      <text:p text:style-name="P3">Talentproben werden mit d6 gewürfelt. Das Attribut des ausgewählten Talents entscheidet über die Anzahl der Würfel. Der Spieler darf so viele d6 benutzen wie dieser Attributspunkte hat.</text:p>
      <text:p text:style-name="P3">Die Würfelergebnisse werden alle aufaddiert. Ein hoher Wurf ist hierbei gut, da die Spieler versuchen den Erfolgswert zu erreichen und zu übertreffen.</text:p>
      <text:h text:style-name="P17" text:outline-level="3">Talentwert</text:h>
      <text:p text:style-name="P3">Wenn der Spieler geübt in dem ausgewählten Talent ist und einen Talentwert hat, so wird dieser auf das Würfelegebnis aufaddiert. Somit vereinfachen sich Proben auf Talente mit einem hohen Talentwert.</text:p>
      <text:h text:style-name="P17" text:outline-level="3">Erfolg</text:h>
      <text:p text:style-name="P3">Sollte das Ergebnis mindestens den Erfolgswert erreicht haben, hat der Spieler die Probe erfolgreich absolviert. Der Spielmeister erzählt den Ausgang der Handlung.</text:p>
      <text:p text:style-name="P3">Ist hingegen der Erfolgswert nicht erreicht, misslingt die Handlung oder es kommt zu Komplikationen, die das Abenteuer erschweren. Die genauen Effekte werden durch Meisterentscheid festgelegt.</text:p>
      <text:p text:style-name="P2">Qualität</text:p>
      <text:p text:style-name="P3">Um besonders gute (oder schlechte) Talentproben besonders zu belohnen (oder zu bestrafen) kann der Spielmeister sich an der Qualität der Probe orientieren. </text:p>
      <text:h text:style-name="P17" text:outline-level="3">Erfolg</text:h>
      <text:p text:style-name="P3">Hat ein Spieler bei einer Talentprobe nicht nur den Erfolgswert erreicht, sondern diesen sogar überboten. Dann ist die Qualität der Probe <text:s/>die Differenz zwischen Resultat und Erfolgswert. Das bedeutet, für jeden Punkt über dem Erfolgswert erhöht sich die Qualität um ein Punkt.</text:p>
      <text:p text:style-name="P3">Je höher die Qualität einer Probe, desto besser gelingt die Handlung. Bei besonders hohen Ergebnissen können Spieler auch besonders belohnt werden. Der genaue Effekt wird hierbei durch Meisterentscheid festgelegt.</text:p>
      <text:h text:style-name="P17" text:outline-level="3"><text:soft-page-break/>Fehlschlag </text:h>
      <text:p text:style-name="P3">Auch bei einem Fehlschlag kann die Qualität berechnet werden. Die Bestimmung der Qualität ist dabei analog zum Erfolg. Für jeden Punkt unter dem Erfolgswert reduziert sich die Qualität der Handlung um ein Punkt.</text:p>
      <text:p text:style-name="P3">Je größer die Differenz ist, desto stärker fällt der Misserfolg aus und unter Umständen wird die misslungene Probe auch zusätzlich <text:span text:style-name="T4">bestraft</text:span>. Ob und welche Effekte eintreten, wird durch Meisterentscheid festgelegt.</text:p>
      <text:h text:style-name="P13" text:outline-level="1">Passivproben</text:h>
      <text:p text:style-name="P6">Einige Aktionen der Spielercharaktere passieren unbewusst. Mit einer Passivprobe kann der Spielmeister im Geheimen testen, ob die Charaktere erfolgreich sind oder nicht. Die Spieler erfahren nicht unbedingt das Ergebnis.</text:p>
      <text:p text:style-name="P4">Probe</text:p>
      <text:p text:style-name="P6">Sobald der Spielmeister es für angemessen hält, kann er eines der Passivmodifkatoren auswählen und eine Probe für die Spieler darauf würfeln. </text:p>
      <text:h text:style-name="P17" text:outline-level="3">Erfolgswert</text:h>
      <text:p text:style-name="P6">Zunächst muss der Spielmeister geheim ein Erfolgswert festlegen, der bei einer Passivprobe zwischen ungefähr 5-20 liegen sollte. Je höher der nötige Erfolgswert, desto schwerer die Probe.</text:p>
      <text:p text:style-name="P6">Danach muss der Spielmeister entscheiden, welche Spieler diese Probe ablegen sollen. Diese hängt von der Situation ab und könnte davon abhängen, wer mit einer Krankheit konfrontiert wurde oder wer etwas wahrnehmen könnte.</text:p>
      <text:h text:style-name="P17" text:outline-level="3">Würfelwurf</text:h>
      <text:p text:style-name="P6">Der Spielmeister würfelt für den Spielercharkter einen d20. Die Probe passiert dabei geheim. Sollte eine Passivprobe für mehrere Spieler relevant sein, so würfelt der Spielmeister für jeden Spieler jeweils einen d20. Je höher der Würfelwurf ist, desto besser ist das Ergebnis. </text:p>
      <text:h text:style-name="P17" text:outline-level="3">Modifikator</text:h>
      <text:p text:style-name="P6">Jeder Spieler hat für jede passive Handlung ein Passivmodifikator. Dieser wird auf das Würfelergebnis aufaddiert.</text:p>
      <text:h text:style-name="P17" text:outline-level="3">Erfolg</text:h>
      <text:p text:style-name="P6">Sollte das Ergebnis über dem gewählten Erfolgswert liegen, so ist die Probe erfolgreich. Andernfalls misslingt die Probe.</text:p>
      <text:p text:style-name="P2">Qualität</text:p>
      <text:p text:style-name="P6">Genau wie bei der Talentprobe, kann auch die Qualität einer Passivprobe durch die Differenz zum Erfolgswert berechnet werden. </text:p>
      <text:p text:style-name="P6">Jedoch sollte im Vergleich zur Talentprobe die Qualität einen weniger starken Einfluss haben. Der Grund hierfür ist, dass Spieler die Passivprobe nicht direkt wahrnehmen und somit eine besonders starke Belohnung oder Bestrafung aufgrund der Qualität eher verwirrend oder störend ist.</text:p>
      <text:h text:style-name="P14" text:outline-level="1">Attributsproben</text:h>
      <text:p text:style-name="P8">Im Kampf sind die Probenregeln vereinfacht, um das Spiel zu beschleunigen und somit den Kampf dynamisch zu gestalten. Eine Attributsprobe verwendet kein spezielles Talent, sondern eines der vier grundlegenden Attribute. <text:span text:style-name="T4">Auch außerhalb des Kampfes können die Attributsproben eingesetzt werden, falls der Spielmeister eine Herausforderung stellt, dass zu keinen Talent speziell gehört, sondern nur ein Attribut testet.</text:span></text:p>
      <text:p text:style-name="Heading_20_2">Probe</text:p>
      <text:p text:style-name="P8">Wenn ein Spieler eine <text:span text:style-name="T4">Attributsprobe </text:span>ausführ<text:span text:style-name="T4">en soll</text:span>, muss der Spielmeister <text:span text:style-name="T4">zunächst </text:span>entscheiden, zu welchem der vier Attribute diese Handlung gehört. </text:p>
      <text:h text:style-name="Heading_20_3" text:outline-level="3">Würfelwert</text:h>
      <text:p text:style-name="P8">Der Spieler würfelt eine Attributsprobe mit einem <text:span text:style-name="T8">d10</text:span>. <text:span text:style-name="T4">Der Attributswert hat keinen Einfluss auf die Würfelart oder Anzahl der Würfel.</text:span></text:p>
      <text:h text:style-name="Heading_20_3" text:outline-level="3">Attributswert</text:h>
      <text:p text:style-name="P8">Auf das Würfelergebnis wird der Attributswert des ausgewählten Attributs aufaddiert. Ein hoher Attributswert erhöht die Wahrscheinlichkeit auf Erfolg.</text:p>
      <text:h text:style-name="Heading_20_3" text:outline-level="3">Erfolg</text:h>
      <text:p text:style-name="P9">Die Attributsprobe gilt als Erfolgreich, wenn das endgültige Resultat <text:span text:style-name="T8">10 oder darüber liegt</text:span>.</text:p>
      <text:h text:style-name="P14" text:outline-level="1">Waf<text:span text:style-name="T4">fe</text:span><text:span text:style-name="T5">n</text:span>proben</text:h>
      <text:p text:style-name="P7">Wenn ein Spieler oder Gegner im Kampf einen Angriff mit eine Waffe ausführt, muss dieser eine Waffenprobe mit der verwendeten Waffe absolvieren.</text:p>
      <text:p text:style-name="Heading_20_2">Probe</text:p>
      <text:p text:style-name="P10"><text:span text:style-name="T1">Um eine Waffenprobe auszuführen, </text:span><text:span text:style-name="T2">muss der Spieler eine Waffe auswählen. Sobald der Angriff damit möglich ist, kann </text:span><text:span text:style-name="T3">der Spieler eine Waffenprobe damit ablegen.</text:span></text:p>
      <text:h text:style-name="Heading_20_3" text:outline-level="3">Erfo<text:span text:style-name="T2">lg</text:span>swert</text:h>
      <text:p text:style-name="P7">Ziel der Waffenprobe ist es, ein Resultat zur erreichen, welches die Verteidigung des Gegners übertrifft. Je höher die Verteidigung des Gegners, desto schwerer ist ein Angriff.</text:p>
      <text:h text:style-name="Heading_20_3" text:outline-level="3">Würfelwurf</text:h>
      <text:p text:style-name="P7">Die Waffenprobe verwendet <text:span text:style-name="T8">1d10.</text:span></text:p>
      <text:h text:style-name="P19" text:outline-level="3">Erschwerung</text:h>
      <text:p text:style-name="P12">Bei jeder Waffenprobe wird die <text:span text:style-name="T8">Genauigkeit der Waffe auf das Ergebnis aufaddiert</text:span>. </text:p>
      <text:h text:style-name="Heading_20_3" text:outline-level="3">Erfolg</text:h>
      <text:p text:style-name="P7">Sollte das Ergebnis der Waffenprobe über der Verteidigung des Spielers liegen, dann ist der Angriff erfolgreich. In dem Fall wird dem Ziel Schaden in Höhe des Schadenwerts der Waffe zugefügt. <text:span text:style-name="T6">Auch hier wird keine Qualitätsabstufung vorgenommen, um Kampfsituationen zu beschleunigen.</text:span></text:p>
      <text:p text:style-name="P15"/>
      <text:p text:style-name="P16">Zusatzwürfel</text:p>
      <text:p text:style-name="P22">Unter bestimmten Umständen können Spieler auch bei der Waffenprobe Bonus- oder Maluswürfel erhalten. <text:span text:style-name="T7">Sollte eine Probe sowohl einen Bonus- und einen Maluswürfel haben, dann löschen sich diese aus und kein extra Würfel wird verwendet.</text:span></text:p>
      <text:h text:style-name="P20" text:outline-level="3">Bonuswürfel</text:h>
      <text:p text:style-name="P21">Der Spieler würfelt mit einem extra <text:span text:style-name="T8">Würfel</text:span>. Nur das beste Ergebnis aus dem Würfelwurf wird verwendet. Die restlichen Würfel werden ignoriert.</text:p>
      <text:h text:style-name="P20" text:outline-level="3">Maluswürfel</text:h>
      <text:p text:style-name="P21">Der Spieler würfelt mit einem <text:span text:style-name="T8">Würfel</text:span>. Nur das schlechteste Ergebnis aus dem Würfelwurf wird verwendet. Die restlichen Würfel werden ignorier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18a09b"/>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list-style-name="" style:class="text">
      <style:paragraph-properties fo:margin-top="0.139in" fo:margin-bottom="0.0835in" style:contextual-spacing="false"/>
      <style:text-properties fo:font-size="16pt" fo:language="de" fo:country="DE" fo:font-weight="bold" officeooo:rsid="00195d28"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2T16:22:35.041000000</meta:creation-date>
    <dc:date>2024-06-07T13:34:06.542000000</dc:date>
    <meta:editing-duration>PT1H16M21S</meta:editing-duration>
    <meta:editing-cycles>8</meta:editing-cycles>
    <meta:generator>LibreOffice/24.2.3.2$Windows_X86_64 LibreOffice_project/433d9c2ded56988e8a90e6b2e771ee4e6a5ab2ba</meta:generator>
    <meta:document-statistic meta:table-count="0" meta:image-count="0" meta:object-count="0" meta:page-count="6" meta:paragraph-count="68" meta:word-count="1017" meta:character-count="7258" meta:non-whitespace-character-count="6299"/>
  </office:meta>
</office:document-meta>
</file>